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999999" draw:marker-start-width="0.279cm" draw:marker-end-width="0.279cm" draw:fill="solid" draw:fill-color="#0a9679" draw:textarea-horizontal-align="justify" draw:textarea-vertical-align="middle" draw:auto-grow-height="false" fo:min-height="12.611cm" fo:min-width="19.34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984cm" fo:min-width="2.85cm" fo:padding-top="0.151cm" fo:padding-bottom="0.151cm" fo:padding-left="0.276cm" fo:padding-right="0.276cm"/>
    </style:style>
    <style:style style:name="gr3" style:family="graphic" style:parent-style-name="standard">
      <style:graphic-properties svg:stroke-width="0.318cm" svg:stroke-color="#c3c363" draw:marker-start-width="0.676cm" draw:marker-end-width="0.676cm" draw:fill="none" draw:textarea-horizontal-align="justify" draw:textarea-vertical-align="middle" draw:auto-grow-height="false" fo:min-height="0.042cm" fo:min-width="0cm" fo:padding-top="0.283cm" fo:padding-bottom="0.283cm" fo:padding-left="0.408cm" fo:padding-right="0.408cm"/>
    </style:style>
    <style:style style:name="gr4" style:family="graphic" style:parent-style-name="standard">
      <style:graphic-properties svg:stroke-color="#999999" draw:fill-color="#333333" draw:textarea-horizontal-align="justify" draw:textarea-vertical-align="middle" draw:auto-grow-height="false" fo:min-height="2.98cm" fo:min-width="2.73cm"/>
    </style:style>
    <style:style style:name="gr5" style:family="graphic" style:parent-style-name="standard">
      <style:graphic-properties svg:stroke-color="#999999" draw:fill-color="#333333" draw:textarea-horizontal-align="justify" draw:textarea-vertical-align="middle" draw:auto-grow-height="false" fo:min-height="1.117cm" fo:min-width="1.629cm"/>
    </style:style>
    <style:style style:name="gr6" style:family="graphic" style:parent-style-name="standard">
      <style:graphic-properties svg:stroke-width="0.028cm" svg:stroke-color="#333333" draw:marker-start-width="0.242cm" draw:marker-end-width="0.242cm" draw:fill-color="#666666" draw:textarea-horizontal-align="justify" draw:textarea-vertical-align="middle" draw:auto-grow-height="false" fo:min-height="0.487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ffff66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905cm"/>
    </style:style>
    <style:style style:name="P1" style:family="paragraph">
      <loext:graphic-properties draw:fill="solid" draw:fill-color="#0a9679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333333" style:font-name="DejaVu Sans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33333"/>
      <style:paragraph-properties fo:text-align="center"/>
      <style:text-properties fo:color="#cccccc" style:font-name="Source Code Pro1" fo:font-size="3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333333" style:font-name="Source Code Pro1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cccccc" style:font-name="Source Code Pro1" fo:font-size="32pt" fo:font-weight="bold" style:font-size-asian="22pt" style:font-weight-asian="bold" style:font-size-complex="22pt" style:font-weight-complex="bold"/>
    </style:style>
    <style:style style:name="T2" style:family="text">
      <style:text-properties fo:color="#333333" style:font-name="Source Code Pro1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3.335cm" svg:x="5.318cm" svg:y="4.049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02cm" svg:height="2.286cm" svg:x="21.955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862cm" svg:x="5.60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62cm" svg:x="5.604cm" svg:y="1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62cm" svg:x="24.405cm" svg:y="1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62cm" svg:x="24.405cm" svg:y="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02cm" svg:height="3.302cm" svg:x="16.108cm" svg:y="7.058cm">
          <text:p text:style-name="P4"><text:span text:style-name="T1">SoC</text:span></text:p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159cm" svg:height="1.397cm" svg:x="13.294cm" svg:y="7.0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159cm" svg:height="1.397cm" svg:x="13.294cm" svg:y="8.9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803cm" svg:x="11.142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1.289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1.2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1.556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1.70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1.704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1.96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2.11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2.118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2.382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2.529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2.5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2.79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2.94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2.94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3.205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3.35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3.354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3.61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3.76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3.767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4.032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4.1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4.181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4.445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4.59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4.59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4.85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5.00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5.00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5.26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5.41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5.417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5.682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5.8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5.831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6.096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6.24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6.244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6.508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6.65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6.657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6.92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7.06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7.06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7.33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7.479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7.48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7.745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7.89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7.89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8.158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8.30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8.307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8.57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8.71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8.71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8.98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9.13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9.13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9.39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9.544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9.54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2.343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2.4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2.491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2.757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2.904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2.905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3.17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3.31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3.319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3.583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3.7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3.731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3.99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4.14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4.14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4.40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4.554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4.555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4.8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4.96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4.968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5.233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5.381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5.38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5.64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5.79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5.79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01cm" svg:height="0.803cm" svg:x="16.05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6.20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6.20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6.47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6.61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6.618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1.14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1.291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4cm" svg:height="0.1cm" svg:x="11.29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1.55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3cm" svg:height="0.1cm" svg:x="11.705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1.70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803cm" svg:x="11.971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104cm" svg:height="0.1cm" svg:x="12.118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3cm" svg:height="0.1cm" svg:x="12.1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9.137cm" svg:height="4.155cm" svg:x="5.953cm" svg:y="11.431cm">
          <draw:text-box>
            <text:p text:style-name="P4"><text:span text:style-name="T2">Single Board</text:span></text:p>
            <text:p text:style-name="P4"><text:span text:style-name="T2">Computing Device</text:span></text:p>
          </draw:text-box>
        </draw:frame>
        <draw:custom-shape draw:style-name="gr5" draw:text-style-name="P6" draw:layer="layout" svg:width="2.159cm" svg:height="1.397cm" svg:x="10.294cm" svg:y="7.0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159cm" svg:height="1.397cm" svg:x="10.294cm" svg:y="8.9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02cm" svg:height="2.286cm" svg:x="21.955cm" svg:y="9.00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18:55.951930080</meta:creation-date>
    <dc:date>2017-06-11T10:11:53.718350196</dc:date>
    <meta:editing-duration>PT6H13M39S</meta:editing-duration>
    <meta:editing-cycles>35</meta:editing-cycles>
    <meta:generator>LibreOffice/5.2.0.4$Linux_X86_64 LibreOffice_project/066b007f5ebcc236395c7d282ba488bca6720265</meta:generator>
    <meta:document-statistic meta:object-count="118"/>
  </office:meta>
</office:document-meta>
</file>